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ManagerFactory.init( ServletContext servletContext , TobagoConfig tobago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ManagerFactory.getResourceManag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ManagerFactory.getResourceManager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ManagerFactory.release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ManagerFactory.ResourceManag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